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UIFactory.getIcon( Class elementClass , boolean enable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UIFactory.getGUI( Class elementC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UIFactory.getIcon( Class elemen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Factory.GUI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UIFactory.registerDisabledIcon( String key , ImageIcon 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Factory.registerIcon( String key , ImageIcon ic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UIFactory.registerGUI( String key , Class guiClass , Class test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